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366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6252in"/>
    </style:style>
    <style:style style:name="co4" style:family="table-column">
      <style:table-column-properties fo:break-before="auto" style:column-width="1.0752in"/>
    </style:style>
    <style:style style:name="co5" style:family="table-column">
      <style:table-column-properties fo:break-before="auto" style:column-width="1.0646in"/>
    </style:style>
    <style:style style:name="co6" style:family="table-column">
      <style:table-column-properties fo:break-before="auto" style:column-width="0.7319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3429in"/>
    </style:style>
    <style:style style:name="co9" style:family="table-column">
      <style:table-column-properties fo:break-before="auto" style:column-width="0.7965in"/>
    </style:style>
    <style:style style:name="co10" style:family="table-column">
      <style:table-column-properties fo:break-before="auto" style:column-width="1.4398in"/>
    </style:style>
    <style:style style:name="co11" style:family="table-column">
      <style:table-column-properties fo:break-before="auto" style:column-width="1.4291in"/>
    </style:style>
    <style:style style:name="co12" style:family="table-column">
      <style:table-column-properties fo:break-before="auto" style:column-width="1.2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rged_sorting_results" table:style-name="ta1">
        <table:shapes>
          <draw:frame draw:z-index="0" draw:style-name="gr1" draw:text-style-name="P1" svg:width="5.8409in" svg:height="3.2854in" svg:x="8.3335in" svg:y="2.5496in">
            <draw:object draw:notify-on-update-of-ranges="merged_sorting_results.I5:merged_sorting_results.I12 merged_sorting_results.M5:merged_sorting_results.M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Array Length: 2^14 = 163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reads (GPU):</text:p>
          </table:table-cell>
          <table:table-cell office:value-type="float" office:value="4096" calcext:value-type="float">
            <text:p>4096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office:value-type="string" calcext:value-type="string">
            <text:p>Is Correct</text:p>
          </table:table-cell>
          <table:table-cell table:number-columns-repeated="2"/>
          <table:table-cell table:style-name="ce2" office:value-type="string" calcext:value-type="string">
            <text:p>N. Blocks (base 2)</text:p>
          </table:table-cell>
          <table:table-cell table:style-name="ce2" office:value-type="string" calcext:value-type="string">
            <text:p>N. Blocks</text:p>
          </table:table-cell>
          <table:table-cell table:style-name="ce2" office:value-type="string" calcext:value-type="string">
            <text:p>Mean time GPU (ms)</text:p>
          </table:table-cell>
          <table:table-cell table:style-name="ce2" office:value-type="string" calcext:value-type="string">
            <text:p>Mean time CPU (ms)</text:p>
          </table:table-cell>
          <table:table-cell table:style-name="ce2" office:value-type="string" calcext:value-type="string">
            <text:p>Speedup</text:p>
          </table:table-cell>
        </table:table-row>
        <table:table-row table:style-name="ro1">
          <table:table-cell table:style-name="ce1" office:value-type="string" calcext:value-type="string">
            <text:p>2024-10-18 19:12:22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office:value-type="float" office:value="1.80125" calcext:value-type="float">
            <text:p>1.80125</text:p>
          </table:table-cell>
          <table:table-cell office:value-type="float" office:value="14.597" calcext:value-type="float">
            <text:p>14.597</text:p>
          </table:table-cell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3" table:formula="of:=&quot;2^&quot; &amp; LOG([.J5]; 2)" office:value-type="string" office:string-value="2^5" calcext:value-type="string">
            <text:p>2^5</text:p>
          </table:table-cell>
          <table:table-cell table:style-name="ce5" table:formula="of:=OFFSET([.$B$2]; (ROW() - 5) * 11; 0) /128" office:value-type="float" office:value="32" calcext:value-type="float">
            <text:p>32</text:p>
          </table:table-cell>
          <table:table-cell table:style-name="ce5" table:formula="of:=AVERAGE(OFFSET([.$D$5]; (ROW() - 5) * 11; 0; 5; 1))" office:value-type="float" office:value="0.5007236" calcext:value-type="float">
            <text:p>0.5007236</text:p>
          </table:table-cell>
          <table:table-cell table:style-name="ce5" table:formula="of:=AVERAGE(OFFSET([.$E$5]; (ROW() - 5) * 11; 0; 5; 1))" office:value-type="float" office:value="12.02762" calcext:value-type="float">
            <text:p>12.02762</text:p>
          </table:table-cell>
          <table:table-cell table:style-name="ce5" table:formula="of:=[.L5]/[.K5]" office:value-type="float" office:value="24.0204775648681" calcext:value-type="float">
            <text:p>24.0204775648681</text:p>
          </table:table-cell>
        </table:table-row>
        <table:table-row table:style-name="ro1">
          <table:table-cell table:style-name="ce1" office:value-type="string" calcext:value-type="string">
            <text:p>2024-10-18 19:12:22</text:p>
          </table:table-cell>
          <table:table-cell office:value-type="float" office:value="16384" calcext:value-type="float">
            <text:p>16384</text:p>
          </table:table-cell>
          <table:table-cell office:value-type="float" office:value="1" calcext:value-type="float">
            <text:p>1</text:p>
          </table:table-cell>
          <table:table-cell office:value-type="float" office:value="0.175104" calcext:value-type="float">
            <text:p>0.175104</text:p>
          </table:table-cell>
          <table:table-cell office:value-type="float" office:value="11.2744" calcext:value-type="float">
            <text:p>11.2744</text:p>
          </table:table-cell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3" table:formula="of:=&quot;2^&quot; &amp; LOG([.J6]; 2)" office:value-type="string" office:string-value="2^7" calcext:value-type="string">
            <text:p>2^7</text:p>
          </table:table-cell>
          <table:table-cell table:style-name="ce5" table:formula="of:=OFFSET([.$B$2]; (ROW() - 5) * 11; 0) /128" office:value-type="float" office:value="128" calcext:value-type="float">
            <text:p>128</text:p>
          </table:table-cell>
          <table:table-cell table:style-name="ce5" table:formula="of:=AVERAGE(OFFSET([.$D$5]; (ROW() - 5) * 11; 0; 5; 1))" office:value-type="float" office:value="0.5959104" calcext:value-type="float">
            <text:p>0.5959104</text:p>
          </table:table-cell>
          <table:table-cell table:style-name="ce5" table:formula="of:=AVERAGE(OFFSET([.$E$5]; (ROW() - 5) * 11; 0; 5; 1))" office:value-type="float" office:value="50.36526" calcext:value-type="float">
            <text:p>50.36526</text:p>
          </table:table-cell>
          <table:table-cell table:style-name="ce5" table:formula="of:=[.L6]/[.K6]" office:value-type="float" office:value="84.5181758868447" calcext:value-type="float">
            <text:p>84.5181758868447</text:p>
          </table:table-cell>
        </table:table-row>
        <table:table-row table:style-name="ro1">
          <table:table-cell table:style-name="ce1" office:value-type="string" calcext:value-type="string">
            <text:p>2024-10-18 19:12:22</text:p>
          </table:table-cell>
          <table:table-cell office:value-type="float" office:value="16384" calcext:value-type="float">
            <text:p>16384</text:p>
          </table:table-cell>
          <table:table-cell office:value-type="float" office:value="2" calcext:value-type="float">
            <text:p>2</text:p>
          </table:table-cell>
          <table:table-cell office:value-type="float" office:value="0.175232" calcext:value-type="float">
            <text:p>0.175232</text:p>
          </table:table-cell>
          <table:table-cell office:value-type="float" office:value="11.0072" calcext:value-type="float">
            <text:p>11.0072</text:p>
          </table:table-cell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3" table:formula="of:=&quot;2^&quot; &amp; LOG([.J7]; 2)" office:value-type="string" office:string-value="2^9" calcext:value-type="string">
            <text:p>2^9</text:p>
          </table:table-cell>
          <table:table-cell table:style-name="ce5" table:formula="of:=OFFSET([.$B$2]; (ROW() - 5) * 11; 0) /128" office:value-type="float" office:value="512" calcext:value-type="float">
            <text:p>512</text:p>
          </table:table-cell>
          <table:table-cell table:style-name="ce5" table:formula="of:=AVERAGE(OFFSET([.$D$5]; (ROW() - 5) * 11; 0; 5; 1))" office:value-type="float" office:value="0.9437048" calcext:value-type="float">
            <text:p>0.9437048</text:p>
          </table:table-cell>
          <table:table-cell table:style-name="ce5" table:formula="of:=AVERAGE(OFFSET([.$E$5]; (ROW() - 5) * 11; 0; 5; 1))" office:value-type="float" office:value="236.7452" calcext:value-type="float">
            <text:p>236.7452</text:p>
          </table:table-cell>
          <table:table-cell table:style-name="ce5" table:formula="of:=[.L7]/[.K7]" office:value-type="float" office:value="250.867856134673" calcext:value-type="float">
            <text:p>250.867856134673</text:p>
          </table:table-cell>
        </table:table-row>
        <table:table-row table:style-name="ro1">
          <table:table-cell table:style-name="ce1" office:value-type="string" calcext:value-type="string">
            <text:p>2024-10-18 19:12:22</text:p>
          </table:table-cell>
          <table:table-cell office:value-type="float" office:value="16384" calcext:value-type="float">
            <text:p>16384</text:p>
          </table:table-cell>
          <table:table-cell office:value-type="float" office:value="3" calcext:value-type="float">
            <text:p>3</text:p>
          </table:table-cell>
          <table:table-cell office:value-type="float" office:value="0.176128" calcext:value-type="float">
            <text:p>0.176128</text:p>
          </table:table-cell>
          <table:table-cell office:value-type="float" office:value="11.7289" calcext:value-type="float">
            <text:p>11.7289</text:p>
          </table:table-cell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3" table:formula="of:=&quot;2^&quot; &amp; LOG([.J8]; 2)" office:value-type="string" office:string-value="2^11" calcext:value-type="string">
            <text:p>2^11</text:p>
          </table:table-cell>
          <table:table-cell table:style-name="ce5" table:formula="of:=OFFSET([.$B$2]; (ROW() - 5) * 11; 0) /128" office:value-type="float" office:value="2048" calcext:value-type="float">
            <text:p>2048</text:p>
          </table:table-cell>
          <table:table-cell table:style-name="ce5" table:formula="of:=AVERAGE(OFFSET([.$D$5]; (ROW() - 5) * 11; 0; 5; 1))" office:value-type="float" office:value="2.192634" calcext:value-type="float">
            <text:p>2.192634</text:p>
          </table:table-cell>
          <table:table-cell table:style-name="ce5" table:formula="of:=AVERAGE(OFFSET([.$E$5]; (ROW() - 5) * 11; 0; 5; 1))" office:value-type="float" office:value="1031.136" calcext:value-type="float">
            <text:p>1031.136</text:p>
          </table:table-cell>
          <table:table-cell table:style-name="ce5" table:formula="of:=[.L8]/[.K8]" office:value-type="float" office:value="470.272740457368" calcext:value-type="float">
            <text:p>470.272740457368</text:p>
          </table:table-cell>
        </table:table-row>
        <table:table-row table:style-name="ro1">
          <table:table-cell table:style-name="ce1" office:value-type="string" calcext:value-type="string">
            <text:p>2024-10-18 19:12:22</text:p>
          </table:table-cell>
          <table:table-cell office:value-type="float" office:value="16384" calcext:value-type="float">
            <text:p>16384</text:p>
          </table:table-cell>
          <table:table-cell office:value-type="float" office:value="4" calcext:value-type="float">
            <text:p>4</text:p>
          </table:table-cell>
          <table:table-cell office:value-type="float" office:value="0.175904" calcext:value-type="float">
            <text:p>0.175904</text:p>
          </table:table-cell>
          <table:table-cell office:value-type="float" office:value="11.5306" calcext:value-type="float">
            <text:p>11.5306</text:p>
          </table:table-cell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3" table:formula="of:=&quot;2^&quot; &amp; LOG([.J9]; 2)" office:value-type="string" office:string-value="2^13" calcext:value-type="string">
            <text:p>2^13</text:p>
          </table:table-cell>
          <table:table-cell table:style-name="ce5" table:formula="of:=OFFSET([.$B$2]; (ROW() - 5) * 11; 0) /128" office:value-type="float" office:value="8192" calcext:value-type="float">
            <text:p>8192</text:p>
          </table:table-cell>
          <table:table-cell table:style-name="ce5" table:formula="of:=AVERAGE(OFFSET([.$D$5]; (ROW() - 5) * 11; 0; 5; 1))" office:value-type="float" office:value="7.994104" calcext:value-type="float">
            <text:p>7.994104</text:p>
          </table:table-cell>
          <table:table-cell table:style-name="ce5" table:formula="of:=AVERAGE(OFFSET([.$E$5]; (ROW() - 5) * 11; 0; 5; 1))" office:value-type="float" office:value="4463.552" calcext:value-type="float">
            <text:p>4463.552</text:p>
          </table:table-cell>
          <table:table-cell table:style-name="ce5" table:formula="of:=[.L9]/[.K9]" office:value-type="float" office:value="558.355508009403" calcext:value-type="float">
            <text:p>558.355508009403</text:p>
          </table:table-cell>
        </table:table-row>
        <table:table-row table:style-name="ro1">
          <table:table-cell table:number-columns-repeated="8"/>
          <table:table-cell table:style-name="ce3" table:formula="of:=&quot;2^&quot; &amp; LOG([.J10]; 2)" office:value-type="string" office:string-value="2^15" calcext:value-type="string">
            <text:p>2^15</text:p>
          </table:table-cell>
          <table:table-cell table:style-name="ce5" table:formula="of:=OFFSET([.$B$2]; (ROW() - 5) * 11; 0) /128" office:value-type="float" office:value="32768" calcext:value-type="float">
            <text:p>32768</text:p>
          </table:table-cell>
          <table:table-cell table:style-name="ce5" table:formula="of:=AVERAGE(OFFSET([.$D$5]; (ROW() - 5) * 11; 0; 5; 1))" office:value-type="float" office:value="124.6334" calcext:value-type="float">
            <text:p>124.6334</text:p>
          </table:table-cell>
          <table:table-cell table:style-name="ce5" table:formula="of:=AVERAGE(OFFSET([.$E$5]; (ROW() - 5) * 11; 0; 5; 1))" office:value-type="float" office:value="20560.06" calcext:value-type="float">
            <text:p>20560.06</text:p>
          </table:table-cell>
          <table:table-cell table:style-name="ce5" table:formula="of:=[.L10]/[.K10]" office:value-type="float" office:value="164.964287261681" calcext:value-type="float">
            <text:p>164.964287261681</text:p>
          </table:table-cell>
        </table:table-row>
        <table:table-row table:style-name="ro1">
          <table:table-cell table:number-columns-repeated="8"/>
          <table:table-cell table:style-name="ce3" table:formula="of:=&quot;2^&quot; &amp; LOG([.J11]; 2)" office:value-type="string" office:string-value="2^17" calcext:value-type="string">
            <text:p>2^17</text:p>
          </table:table-cell>
          <table:table-cell table:style-name="ce5" table:formula="of:=OFFSET([.$B$2]; (ROW() - 5) * 11; 0) /128" office:value-type="float" office:value="131072" calcext:value-type="float">
            <text:p>131072</text:p>
          </table:table-cell>
          <table:table-cell table:style-name="ce5" table:formula="of:=AVERAGE(OFFSET([.$D$5]; (ROW() - 5) * 11; 0; 5; 1))" office:value-type="float" office:value="590.0802" calcext:value-type="float">
            <text:p>590.0802</text:p>
          </table:table-cell>
          <table:table-cell table:style-name="ce5" table:formula="of:=AVERAGE(OFFSET([.$E$5]; (ROW() - 5) * 11; 0; 5; 1))" office:value-type="float" office:value="92233.72" calcext:value-type="float">
            <text:p>92233.72</text:p>
          </table:table-cell>
          <table:table-cell table:style-name="ce5" table:formula="of:=[.L11]/[.K11]" office:value-type="float" office:value="156.307091815655" calcext:value-type="float">
            <text:p>156.307091815655</text:p>
          </table:table-cell>
        </table:table-row>
        <table:table-row table:style-name="ro1">
          <table:table-cell office:value-type="string" calcext:value-type="string">
            <text:p>Array Length: 2^16 = 65536</text:p>
          </table:table-cell>
          <table:table-cell table:number-columns-repeated="7"/>
          <table:table-cell table:style-name="ce3" table:formula="of:=&quot;2^&quot; &amp; LOG([.J12]; 2)" office:value-type="string" office:string-value="2^19" calcext:value-type="string">
            <text:p>2^19</text:p>
          </table:table-cell>
          <table:table-cell table:style-name="ce5" table:formula="of:=OFFSET([.$B$2]; (ROW() - 5) * 11; 0) /128" office:value-type="float" office:value="524288" calcext:value-type="float">
            <text:p>524288</text:p>
          </table:table-cell>
          <table:table-cell table:style-name="ce5" table:formula="of:=AVERAGE(OFFSET([.$D$5]; (ROW() - 5) * 11; 0; 5; 1))" office:value-type="float" office:value="2770.86" calcext:value-type="float">
            <text:p>2770.86</text:p>
          </table:table-cell>
          <table:table-cell table:style-name="ce5" table:formula="of:=AVERAGE(OFFSET([.$E$5]; (ROW() - 5) * 11; 0; 5; 1))" office:value-type="float" office:value="419722.2" calcext:value-type="float">
            <text:p>419722.2</text:p>
          </table:table-cell>
          <table:table-cell table:style-name="ce5" table:formula="of:=[.L12]/[.K12]" office:value-type="float" office:value="151.477230895823" calcext:value-type="float">
            <text:p>151.477230895823</text:p>
          </table:table-cell>
        </table:table-row>
        <table:table-row table:style-name="ro1">
          <table:table-cell office:value-type="string" calcext:value-type="string">
            <text:p>Threads (GPU):</text:p>
          </table:table-cell>
          <table:table-cell office:value-type="float" office:value="16384" calcext:value-type="float">
            <text:p>16384</text:p>
          </table:table-cell>
          <table:table-cell table:number-columns-repeated="6"/>
          <table:table-cell table:style-name="ce4"/>
          <table:table-cell table:style-name="ce6" table:number-columns-repeated="4"/>
        </table:table-row>
        <table:table-row table:style-name="ro1">
          <table:table-cell table:number-columns-repeated="8"/>
          <table:table-cell table:style-name="ce4"/>
          <table:table-cell table:style-name="ce6" table:number-columns-repeated="4"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office:value-type="string" calcext:value-type="string">
            <text:p>Is Correct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8 19:12:22</text:p>
          </table:table-cell>
          <table:table-cell office:value-type="float" office:value="65536" calcext:value-type="float">
            <text:p>65536</text:p>
          </table:table-cell>
          <table:table-cell office:value-type="float" office:value="0" calcext:value-type="float">
            <text:p>0</text:p>
          </table:table-cell>
          <table:table-cell office:value-type="float" office:value="1.8288" calcext:value-type="float">
            <text:p>1.8288</text:p>
          </table:table-cell>
          <table:table-cell office:value-type="float" office:value="54.836" calcext:value-type="float">
            <text:p>54.836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8 19:12:22</text:p>
          </table:table-cell>
          <table:table-cell office:value-type="float" office:value="65536" calcext:value-type="float">
            <text:p>65536</text:p>
          </table:table-cell>
          <table:table-cell office:value-type="float" office:value="1" calcext:value-type="float">
            <text:p>1</text:p>
          </table:table-cell>
          <table:table-cell office:value-type="float" office:value="0.274688" calcext:value-type="float">
            <text:p>0.274688</text:p>
          </table:table-cell>
          <table:table-cell office:value-type="float" office:value="49.1252" calcext:value-type="float">
            <text:p>49.1252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8 19:12:23</text:p>
          </table:table-cell>
          <table:table-cell office:value-type="float" office:value="65536" calcext:value-type="float">
            <text:p>65536</text:p>
          </table:table-cell>
          <table:table-cell office:value-type="float" office:value="2" calcext:value-type="float">
            <text:p>2</text:p>
          </table:table-cell>
          <table:table-cell office:value-type="float" office:value="0.277088" calcext:value-type="float">
            <text:p>0.277088</text:p>
          </table:table-cell>
          <table:table-cell office:value-type="float" office:value="47.9248" calcext:value-type="float">
            <text:p>47.9248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8 19:12:23</text:p>
          </table:table-cell>
          <table:table-cell office:value-type="float" office:value="65536" calcext:value-type="float">
            <text:p>65536</text:p>
          </table:table-cell>
          <table:table-cell office:value-type="float" office:value="3" calcext:value-type="float">
            <text:p>3</text:p>
          </table:table-cell>
          <table:table-cell office:value-type="float" office:value="0.27568" calcext:value-type="float">
            <text:p>0.27568</text:p>
          </table:table-cell>
          <table:table-cell office:value-type="float" office:value="49.7566" calcext:value-type="float">
            <text:p>49.7566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8 19:12:23</text:p>
          </table:table-cell>
          <table:table-cell office:value-type="float" office:value="65536" calcext:value-type="float">
            <text:p>65536</text:p>
          </table:table-cell>
          <table:table-cell office:value-type="float" office:value="4" calcext:value-type="float">
            <text:p>4</text:p>
          </table:table-cell>
          <table:table-cell office:value-type="float" office:value="0.323296" calcext:value-type="float">
            <text:p>0.323296</text:p>
          </table:table-cell>
          <table:table-cell office:value-type="float" office:value="50.1837" calcext:value-type="float">
            <text:p>50.1837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rray Length: 2^18 = 2621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reads (GPU):</text:p>
          </table:table-cell>
          <table:table-cell office:value-type="float" office:value="65536" calcext:value-type="float">
            <text:p>65536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office:value-type="string" calcext:value-type="string">
            <text:p>Is Correct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8 19:12:23</text:p>
          </table:table-cell>
          <table:table-cell office:value-type="float" office:value="262144" calcext:value-type="float">
            <text:p>262144</text:p>
          </table:table-cell>
          <table:table-cell office:value-type="float" office:value="0" calcext:value-type="float">
            <text:p>0</text:p>
          </table:table-cell>
          <table:table-cell office:value-type="float" office:value="2.1999" calcext:value-type="float">
            <text:p>2.1999</text:p>
          </table:table-cell>
          <table:table-cell office:value-type="float" office:value="241.592" calcext:value-type="float">
            <text:p>241.592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8 19:12:23</text:p>
          </table:table-cell>
          <table:table-cell office:value-type="float" office:value="262144" calcext:value-type="float">
            <text:p>262144</text:p>
          </table:table-cell>
          <table:table-cell office:value-type="float" office:value="1" calcext:value-type="float">
            <text:p>1</text:p>
          </table:table-cell>
          <table:table-cell office:value-type="float" office:value="0.645024" calcext:value-type="float">
            <text:p>0.645024</text:p>
          </table:table-cell>
          <table:table-cell office:value-type="float" office:value="243.773" calcext:value-type="float">
            <text:p>243.773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8 19:12: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" calcext:value-type="float">
            <text:p>2</text:p>
          </table:table-cell>
          <table:table-cell office:value-type="float" office:value="0.623872" calcext:value-type="float">
            <text:p>0.623872</text:p>
          </table:table-cell>
          <table:table-cell office:value-type="float" office:value="231.883" calcext:value-type="float">
            <text:p>231.883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8 19:12: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3" calcext:value-type="float">
            <text:p>3</text:p>
          </table:table-cell>
          <table:table-cell office:value-type="float" office:value="0.625536" calcext:value-type="float">
            <text:p>0.625536</text:p>
          </table:table-cell>
          <table:table-cell office:value-type="float" office:value="235.481" calcext:value-type="float">
            <text:p>235.481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8 19:12: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4" calcext:value-type="float">
            <text:p>4</text:p>
          </table:table-cell>
          <table:table-cell office:value-type="float" office:value="0.624192" calcext:value-type="float">
            <text:p>0.624192</text:p>
          </table:table-cell>
          <table:table-cell office:value-type="float" office:value="230.997" calcext:value-type="float">
            <text:p>230.997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rray Length: 2^20 = 10485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reads (GPU):</text:p>
          </table:table-cell>
          <table:table-cell office:value-type="float" office:value="262144" calcext:value-type="float">
            <text:p>262144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office:value-type="string" calcext:value-type="string">
            <text:p>Is Correct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8 19:12:25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" calcext:value-type="float">
            <text:p>0</text:p>
          </table:table-cell>
          <table:table-cell office:value-type="float" office:value="3.50947" calcext:value-type="float">
            <text:p>3.50947</text:p>
          </table:table-cell>
          <table:table-cell office:value-type="float" office:value="1025.15" calcext:value-type="float">
            <text:p>1025.15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8 19:12:2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" calcext:value-type="float">
            <text:p>1</text:p>
          </table:table-cell>
          <table:table-cell office:value-type="float" office:value="1.86042" calcext:value-type="float">
            <text:p>1.86042</text:p>
          </table:table-cell>
          <table:table-cell office:value-type="float" office:value="1040.41" calcext:value-type="float">
            <text:p>1040.41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8 19:12:27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" calcext:value-type="float">
            <text:p>2</text:p>
          </table:table-cell>
          <table:table-cell office:value-type="float" office:value="1.86922" calcext:value-type="float">
            <text:p>1.86922</text:p>
          </table:table-cell>
          <table:table-cell office:value-type="float" office:value="1027.86" calcext:value-type="float">
            <text:p>1027.86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8 19:12:2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" calcext:value-type="float">
            <text:p>3</text:p>
          </table:table-cell>
          <table:table-cell office:value-type="float" office:value="1.86" calcext:value-type="float">
            <text:p>1.86</text:p>
          </table:table-cell>
          <table:table-cell office:value-type="float" office:value="1023.75" calcext:value-type="float">
            <text:p>1023.75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8 19:12:29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4" calcext:value-type="float">
            <text:p>4</text:p>
          </table:table-cell>
          <table:table-cell office:value-type="float" office:value="1.86406" calcext:value-type="float">
            <text:p>1.86406</text:p>
          </table:table-cell>
          <table:table-cell office:value-type="float" office:value="1038.51" calcext:value-type="float">
            <text:p>1038.51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rray Length: 2^22 = 41943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reads (GPU):</text:p>
          </table:table-cell>
          <table:table-cell office:value-type="float" office:value="1048576" calcext:value-type="float">
            <text:p>1048576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office:value-type="string" calcext:value-type="string">
            <text:p>Is Correct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8 19:12:34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0" calcext:value-type="float">
            <text:p>0</text:p>
          </table:table-cell>
          <table:table-cell office:value-type="float" office:value="9.18531" calcext:value-type="float">
            <text:p>9.18531</text:p>
          </table:table-cell>
          <table:table-cell office:value-type="float" office:value="4410.66" calcext:value-type="float">
            <text:p>4410.66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8 19:12:39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" calcext:value-type="float">
            <text:p>1</text:p>
          </table:table-cell>
          <table:table-cell office:value-type="float" office:value="7.69581" calcext:value-type="float">
            <text:p>7.69581</text:p>
          </table:table-cell>
          <table:table-cell office:value-type="float" office:value="4443.24" calcext:value-type="float">
            <text:p>4443.24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8 19:12:43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" calcext:value-type="float">
            <text:p>2</text:p>
          </table:table-cell>
          <table:table-cell office:value-type="float" office:value="7.70531" calcext:value-type="float">
            <text:p>7.70531</text:p>
          </table:table-cell>
          <table:table-cell office:value-type="float" office:value="4414.16" calcext:value-type="float">
            <text:p>4414.16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8 19:12:48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" calcext:value-type="float">
            <text:p>3</text:p>
          </table:table-cell>
          <table:table-cell office:value-type="float" office:value="7.69059" calcext:value-type="float">
            <text:p>7.69059</text:p>
          </table:table-cell>
          <table:table-cell office:value-type="float" office:value="4425.86" calcext:value-type="float">
            <text:p>4425.86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8 19:12:5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" calcext:value-type="float">
            <text:p>4</text:p>
          </table:table-cell>
          <table:table-cell office:value-type="float" office:value="7.6935" calcext:value-type="float">
            <text:p>7.6935</text:p>
          </table:table-cell>
          <table:table-cell office:value-type="float" office:value="4623.84" calcext:value-type="float">
            <text:p>4623.84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rray Length: 2^24 = 167772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reads (GPU):</text:p>
          </table:table-cell>
          <table:table-cell office:value-type="float" office:value="4194304" calcext:value-type="float">
            <text:p>4194304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office:value-type="string" calcext:value-type="string">
            <text:p>Is Correct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8 19:13:15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0" calcext:value-type="float">
            <text:p>0</text:p>
          </table:table-cell>
          <table:table-cell office:value-type="float" office:value="126.024" calcext:value-type="float">
            <text:p>126.024</text:p>
          </table:table-cell>
          <table:table-cell office:value-type="float" office:value="21604" calcext:value-type="float">
            <text:p>21604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8 19:13:35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" calcext:value-type="float">
            <text:p>1</text:p>
          </table:table-cell>
          <table:table-cell office:value-type="float" office:value="124.26" calcext:value-type="float">
            <text:p>124.26</text:p>
          </table:table-cell>
          <table:table-cell office:value-type="float" office:value="20170.7" calcext:value-type="float">
            <text:p>20170.7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8 19:13:56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2" calcext:value-type="float">
            <text:p>2</text:p>
          </table:table-cell>
          <table:table-cell office:value-type="float" office:value="124.32" calcext:value-type="float">
            <text:p>124.32</text:p>
          </table:table-cell>
          <table:table-cell office:value-type="float" office:value="20713.2" calcext:value-type="float">
            <text:p>20713.2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8 19:14:17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3" calcext:value-type="float">
            <text:p>3</text:p>
          </table:table-cell>
          <table:table-cell office:value-type="float" office:value="124.25" calcext:value-type="float">
            <text:p>124.25</text:p>
          </table:table-cell>
          <table:table-cell office:value-type="float" office:value="20196.5" calcext:value-type="float">
            <text:p>20196.5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8 19:14:37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4" calcext:value-type="float">
            <text:p>4</text:p>
          </table:table-cell>
          <table:table-cell office:value-type="float" office:value="124.313" calcext:value-type="float">
            <text:p>124.313</text:p>
          </table:table-cell>
          <table:table-cell office:value-type="float" office:value="20115.9" calcext:value-type="float">
            <text:p>20115.9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rray Length: 2^26 = 671088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reads (GPU):</text:p>
          </table:table-cell>
          <table:table-cell office:value-type="float" office:value="16777216" calcext:value-type="float">
            <text:p>16777216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office:value-type="string" calcext:value-type="string">
            <text:p>Is Correct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8 19:16:11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0" calcext:value-type="float">
            <text:p>0</text:p>
          </table:table-cell>
          <table:table-cell office:value-type="float" office:value="591.098" calcext:value-type="float">
            <text:p>591.098</text:p>
          </table:table-cell>
          <table:table-cell office:value-type="float" office:value="91933.4" calcext:value-type="float">
            <text:p>91933.4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8 19:17:45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" calcext:value-type="float">
            <text:p>1</text:p>
          </table:table-cell>
          <table:table-cell office:value-type="float" office:value="590.034" calcext:value-type="float">
            <text:p>590.034</text:p>
          </table:table-cell>
          <table:table-cell office:value-type="float" office:value="91632" calcext:value-type="float">
            <text:p>91632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8 19:19:18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2" calcext:value-type="float">
            <text:p>2</text:p>
          </table:table-cell>
          <table:table-cell office:value-type="float" office:value="589.425" calcext:value-type="float">
            <text:p>589.425</text:p>
          </table:table-cell>
          <table:table-cell office:value-type="float" office:value="92039.4" calcext:value-type="float">
            <text:p>92039.4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8 19:20:54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3" calcext:value-type="float">
            <text:p>3</text:p>
          </table:table-cell>
          <table:table-cell office:value-type="float" office:value="589.992" calcext:value-type="float">
            <text:p>589.992</text:p>
          </table:table-cell>
          <table:table-cell office:value-type="float" office:value="94336.5" calcext:value-type="float">
            <text:p>94336.5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8 19:22:27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4" calcext:value-type="float">
            <text:p>4</text:p>
          </table:table-cell>
          <table:table-cell office:value-type="float" office:value="589.852" calcext:value-type="float">
            <text:p>589.852</text:p>
          </table:table-cell>
          <table:table-cell office:value-type="float" office:value="91227.3" calcext:value-type="float">
            <text:p>91227.3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rray Length: 2^28 = 26843545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reads (GPU):</text:p>
          </table:table-cell>
          <table:table-cell office:value-type="float" office:value="67108864" calcext:value-type="float">
            <text:p>67108864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office:value-type="string" calcext:value-type="string">
            <text:p>Is Correct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8 19:29:35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0" calcext:value-type="float">
            <text:p>0</text:p>
          </table:table-cell>
          <table:table-cell office:value-type="float" office:value="2829.09" calcext:value-type="float">
            <text:p>2829.09</text:p>
          </table:table-cell>
          <table:table-cell office:value-type="float" office:value="420088" calcext:value-type="float">
            <text:p>420088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8 19:36:41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" calcext:value-type="float">
            <text:p>1</text:p>
          </table:table-cell>
          <table:table-cell office:value-type="float" office:value="2755.72" calcext:value-type="float">
            <text:p>2755.72</text:p>
          </table:table-cell>
          <table:table-cell office:value-type="float" office:value="419883" calcext:value-type="float">
            <text:p>419883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8 19:43:47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2" calcext:value-type="float">
            <text:p>2</text:p>
          </table:table-cell>
          <table:table-cell office:value-type="float" office:value="2755.69" calcext:value-type="float">
            <text:p>2755.69</text:p>
          </table:table-cell>
          <table:table-cell office:value-type="float" office:value="420056" calcext:value-type="float">
            <text:p>420056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8 19:50:53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3" calcext:value-type="float">
            <text:p>3</text:p>
          </table:table-cell>
          <table:table-cell office:value-type="float" office:value="2756.74" calcext:value-type="float">
            <text:p>2756.74</text:p>
          </table:table-cell>
          <table:table-cell office:value-type="float" office:value="419493" calcext:value-type="float">
            <text:p>419493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8 19:57:59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4" calcext:value-type="float">
            <text:p>4</text:p>
          </table:table-cell>
          <table:table-cell office:value-type="float" office:value="2757.06" calcext:value-type="float">
            <text:p>2757.06</text:p>
          </table:table-cell>
          <table:table-cell office:value-type="float" office:value="419091" calcext:value-type="float">
            <text:p>419091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22T09:20:39.677820459</dc:date>
    <meta:editing-duration>PT15M31S</meta:editing-duration>
    <meta:editing-cycles>4</meta:editing-cycles>
    <meta:generator>LibreOffice/7.3.7.2$Linux_X86_64 LibreOffice_project/30$Build-2</meta:generator>
    <meta:document-statistic meta:table-count="1" meta:cell-count="35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837cm" svg:height="8.346cm" xlink:href=".." xlink:type="simple" chart:class="chart:line" chart:style-name="ch1">
        <chart:plot-area chart:style-name="ch2" table:cell-range-address="merged_sorting_results.I5:merged_sorting_results.I12 merged_sorting_results.M5:merged_sorting_results.M12" chart:data-source-has-labels="column" svg:x="1.307cm" svg:y="0.166cm" svg:width="13.234cm" svg:height="7.033cm">
          <chart:coordinate-region svg:x="2.114cm" svg:y="0.365cm" svg:width="12.068cm" svg:height="6.187cm"/>
          <chart:axis chart:dimension="x" chart:name="primary-x" chart:style-name="ch3" chartooo:axis-type="auto">
            <chartooo:date-scale/>
            <chart:title svg:x="7.192cm" svg:y="7.365cm" chart:style-name="ch4">
              <text:p>N. Blocks</text:p>
            </chart:title>
            <chart:categories table:cell-range-address="merged_sorting_results.I5:merged_sorting_results.I12"/>
          </chart:axis>
          <chart:axis chart:dimension="y" chart:name="primary-y" chart:style-name="ch3">
            <chart:title svg:x="0.451cm" svg:y="4.401cm" chart:style-name="ch5">
              <text:p>Speedup</text:p>
            </chart:title>
            <chart:grid chart:style-name="ch6" chart:class="major"/>
          </chart:axis>
          <chart:series chart:style-name="ch7" chart:values-cell-range-address="merged_sorting_results.M5:merged_sorting_results.M12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2^5</text:p>
                <draw:g>
                  <svg:desc>merged_sorting_results.I5:merged_sorting_results.I12</svg:desc>
                </draw:g>
              </table:table-cell>
              <table:table-cell office:value-type="float" office:value="24.0204775648681">
                <text:p>24.0204775648681</text:p>
                <draw:g>
                  <svg:desc>merged_sorting_results.M5:merged_sorting_results.M12</svg:desc>
                </draw:g>
              </table:table-cell>
            </table:table-row>
            <table:table-row>
              <table:table-cell office:value-type="string">
                <text:p>2^7</text:p>
              </table:table-cell>
              <table:table-cell office:value-type="float" office:value="84.5181758868447">
                <text:p>84.5181758868447</text:p>
              </table:table-cell>
            </table:table-row>
            <table:table-row>
              <table:table-cell office:value-type="string">
                <text:p>2^9</text:p>
              </table:table-cell>
              <table:table-cell office:value-type="float" office:value="250.867856134673">
                <text:p>250.867856134673</text:p>
              </table:table-cell>
            </table:table-row>
            <table:table-row>
              <table:table-cell office:value-type="string">
                <text:p>2^11</text:p>
              </table:table-cell>
              <table:table-cell office:value-type="float" office:value="470.272740457368">
                <text:p>470.272740457368</text:p>
              </table:table-cell>
            </table:table-row>
            <table:table-row>
              <table:table-cell office:value-type="string">
                <text:p>2^13</text:p>
              </table:table-cell>
              <table:table-cell office:value-type="float" office:value="558.355508009403">
                <text:p>558.355508009403</text:p>
              </table:table-cell>
            </table:table-row>
            <table:table-row>
              <table:table-cell office:value-type="string">
                <text:p>2^15</text:p>
              </table:table-cell>
              <table:table-cell office:value-type="float" office:value="164.964287261681">
                <text:p>164.964287261681</text:p>
              </table:table-cell>
            </table:table-row>
            <table:table-row>
              <table:table-cell office:value-type="string">
                <text:p>2^17</text:p>
              </table:table-cell>
              <table:table-cell office:value-type="float" office:value="156.307091815655">
                <text:p>156.307091815655</text:p>
              </table:table-cell>
            </table:table-row>
            <table:table-row>
              <table:table-cell office:value-type="string">
                <text:p>2^19</text:p>
              </table:table-cell>
              <table:table-cell office:value-type="float" office:value="151.477230895823">
                <text:p>151.4772308958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